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ansactionManager.resetTransactions( S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TransactionManager.startReadingTransaction( Sess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TransactionManager.getSessionContextsTransactionState( Sess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TransactionManager.stopReadingTransaction( Sess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ansactionManager.startWritingTransaction( Sess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Transaction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Manager.stopWritingTransaction( S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